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6.05cm" fo:min-width="22.3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9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5.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79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4.35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052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3.568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49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2.0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6.728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08080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xml:id="id4" draw:id="id4" draw:layer="layout" svg:width="0.793cm" svg:height="0.768cm" svg:x="17cm" svg:y="4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93cm" svg:height="0.768cm" svg:x="7.6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9cm" svg:height="6.4cm" svg:x="6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3cm" svg:height="1.431cm" svg:x="6.6cm" svg:y="2.669cm">
          <draw:text-box>
            <text:p><text:span text:style-name="T1">int</text:span></text:p>
          </draw:text-box>
        </draw:frame>
        <draw:custom-shape draw:style-name="gr1" draw:text-style-name="P1" xml:id="id2" draw:id="id2" draw:layer="layout" svg:width="0.793cm" svg:height="0.768cm" svg:x="24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93cm" svg:height="0.768cm" svg:x="17.9cm" svg:y="4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cm" svg:height="4.9cm" svg:x="7.5cm" svg:y="4.43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1cm" svg:height="1.431cm" svg:x="8.1cm" svg:y="3.7cm">
          <draw:text-box>
            <text:p><text:span text:style-name="T1">bool</text:span></text:p>
          </draw:text-box>
        </draw:frame>
        <draw:frame draw:style-name="gr6" draw:text-style-name="P2" draw:layer="layout" svg:width="4.399cm" svg:height="1.431cm" svg:x="10.701cm" svg:y="0.9cm">
          <draw:text-box>
            <text:p><text:span text:style-name="T1">Same type</text:span></text:p>
          </draw:text-box>
        </draw:frame>
        <draw:custom-shape draw:style-name="gr7" draw:text-style-name="P1" draw:layer="layout" svg:width="4.952cm" svg:height="4.9cm" svg:x="16.3cm" svg:y="4.4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52cm" svg:height="1.431cm" svg:x="16.9cm" svg:y="3.7cm">
          <draw:text-box>
            <text:p><text:span text:style-name="T1">int</text:span></text:p>
          </draw:text-box>
        </draw:frame>
        <draw:custom-shape draw:style-name="gr7" draw:text-style-name="P1" draw:layer="layout" svg:width="4.952cm" svg:height="4.9cm" svg:x="23.5cm" svg:y="4.4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52cm" svg:height="1.431cm" svg:x="24.5cm" svg:y="3.7cm">
          <draw:text-box>
            <text:p><text:span text:style-name="T1">int</text:span></text:p>
          </draw:text-box>
        </draw:frame>
        <draw:connector draw:style-name="gr9" draw:text-style-name="P3" draw:layer="layout" draw:type="curve" draw:line-skew="-0.679cm" svg:x1="18.296cm" svg:y1="4.132cm" svg:x2="24.896cm" svg:y2="4cm" draw:start-shape="id1" draw:start-glue-point="0" draw:end-shape="id2" draw:end-glue-point="0" svg:d="M18296 4132c0-1966 6600-1900 6600-132" svg:viewBox="0 0 6601 1467">
          <text:p/>
        </draw:connector>
        <draw:connector draw:style-name="gr9" draw:text-style-name="P3" draw:layer="layout" draw:type="curve" svg:x1="7.996cm" svg:y1="3.032cm" svg:x2="17.396cm" svg:y2="4.032cm" draw:start-shape="id3" draw:start-glue-point="0" draw:end-shape="id4" draw:end-glue-point="0" svg:d="M7996 3032c0-750 9400-1250 9400 1000" svg:viewBox="0 0 9401 1634">
          <text:p/>
        </draw:connector>
        <draw:frame draw:style-name="gr6" draw:text-style-name="P2" draw:layer="layout" svg:width="4.399cm" svg:height="1.431cm" svg:x="19.401cm" svg:y="1.1cm">
          <draw:text-box>
            <text:p><text:span text:style-name="T1">Same type</text:span></text:p>
          </draw:text-box>
        </draw:frame>
        <draw:custom-shape draw:style-name="gr10" draw:text-style-name="P3" draw:layer="layout" svg:width="4.5cm" svg:height="2.7cm" svg:x="1.1cm" svg:y="3.8cm">
          <text:p text:style-name="P3"><text:span text:style-name="T1">Should be</text:span></text:p>
          <text:p text:style-name="P3"><text:span text:style-name="T1">bool type</text:span></text:p>
          <draw:enhanced-geometry svg:viewBox="0 0 21600 21600" draw:text-areas="800 800 20800 20800" draw:type="round-rectangular-callout" draw:modifiers="33434.1701844035 7509.21880784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4.348cm" svg:height="2.6cm" svg:x="8.426cm" svg:y="5.631cm">
          <text:p text:style-name="P3"><text:span text:style-name="T1">1 &lt;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912cm" svg:height="2.6cm" svg:x="24.54cm" svg:y="5.631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17.328cm" svg:height="1.431cm" svg:x="6.1cm" svg:y="6.169cm">
          <draw:text-box>
            <text:p><text:span text:style-name="T1">if <text:s text:c="30"/>then <text:s text:c="24"/>else</text:span></text:p>
          </draw:text-box>
        </draw:frame>
        <draw:custom-shape draw:style-name="gr12" draw:text-style-name="P1" draw:layer="layout" svg:width="2.912cm" svg:height="2.6cm" svg:x="17.34cm" svg:y="5.631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6.2cm" svg:y1="7.6cm" svg:x2="28.7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32M49S</meta:editing-duration>
    <meta:editing-cycles>54</meta:editing-cycles>
    <meta:generator>LibreOffice/4.3.3.2$Linux_X86_64 LibreOffice_project/430m0$Build-2</meta:generator>
    <dc:date>2015-02-04T20:37:30.408479429</dc:date>
    <meta:document-statistic meta:object-count="22"/>
    <meta:template xlink:type="simple" xlink:actuate="onRequest" xlink:title="Metasepi fig" xlink:href="../.config/libreoffice/4/user/template/Metasepi%20fig.otg" meta:date="2015-02-01T20:51:38.917908761"/>
  </office:meta>
</office:document-meta>
</file>